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652" officeooo:paragraph-rsid="001b66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t is a software engineer, born 1987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1T12:48:27.068418616</meta:creation-date>
    <dc:date>2025-07-01T12:49:17.152705576</dc:date>
    <meta:editing-duration>PT50S</meta:editing-duration>
    <meta:editing-cycles>1</meta:editing-cycles>
    <meta:document-statistic meta:table-count="0" meta:image-count="0" meta:object-count="0" meta:page-count="1" meta:paragraph-count="1" meta:word-count="7" meta:character-count="39" meta:non-whitespace-character-count="33"/>
    <meta:generator>LibreOffice/25.2.4.3$Linux_X86_64 LibreOffice_project/520$Build-3</meta:generator>
  </office:meta>
</office:document-meta>
</file>